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ee6ef"/>
      <style:text-properties style:text-underline-style="none"/>
    </style:style>
    <style:style style:name="ce6" style:family="table-cell" style:parent-style-name="Default" style:data-style-name="N1"/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background-color="#ffff00"/>
    </style:style>
    <style:style style:name="ce4" style:family="table-cell" style:parent-style-name="Default">
      <style:table-cell-properties fo:background-color="#dee6e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169cm" svg:height="11.64cm" svg:x="35.693cm" svg:y="1.971cm">
            <draw:object draw:notify-on-update-of-ranges="Sheet1.A18:Sheet1.A26 Sheet1.B17:Sheet1.B17 Sheet1.B18:Sheet1.B26 Sheet1.E17:Sheet1.E23 Sheet1.D17:Sheet1.D23 Sheet1.A18:Sheet1.A26 Sheet1.C17:Sheet1.C17 Sheet1.C18:Sheet1.C26 Sheet1.I17:Sheet1.I23 Sheet1.H17:Sheet1.H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8.205cm" svg:y="19.262cm">
            <draw:object draw:notify-on-update-of-ranges="Sheet1.K30:Sheet1.K39 Sheet1.H31:Sheet1.H39 Sheet1.I30:Sheet1.I30 Sheet1.I31:Sheet1.I39 Sheet1.H31:Sheet1.H39 Sheet1.K30:Sheet1.K30 Sheet1.K31:Sheet1.K39 Sheet1.H31:Sheet1.H39 Sheet1.J30:Sheet1.J30 Sheet1.J31:Sheet1.J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4.321cm" svg:height="10.715cm" svg:x="36.905cm" svg:y="17.654cm">
            <draw:object draw:notify-on-update-of-ranges="Sheet1.M30:Sheet1.M30 Sheet1.M31:Sheet1.M39 Sheet1.N30:Sheet1.N30 Sheet1.N31:Sheet1.N39 Sheet1.M30:Sheet1.M30 Sheet1.M31:Sheet1.M39 Sheet1.O30:Sheet1.O30 Sheet1.O31:Sheet1.O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nth</text:p>
          </table:table-cell>
          <table:table-cell office:value-type="string" calcext:value-type="string">
            <text:p>ref1</text:p>
          </table:table-cell>
          <table:table-cell office:value-type="string" calcext:value-type="string">
            <text:p>ref2</text:p>
          </table:table-cell>
          <table:table-cell office:value-type="string" calcext:value-type="string">
            <text:p>ref3</text:p>
          </table:table-cell>
          <table:table-cell office:value-type="string" calcext:value-type="string">
            <text:p>ref4</text:p>
          </table:table-cell>
          <table:table-cell office:value-type="string" calcext:value-type="string">
            <text:p>ref5</text:p>
          </table:table-cell>
          <table:table-cell table:number-columns-repeated="10"/>
          <table:table-cell office:value-type="string" calcext:value-type="string">
            <text:p>memred1</text:p>
          </table:table-cell>
          <table:table-cell office:value-type="string" calcext:value-type="string">
            <text:p>memred2</text:p>
          </table:table-cell>
          <table:table-cell office:value-type="string" calcext:value-type="string">
            <text:p>memred3</text:p>
          </table:table-cell>
          <table:table-cell office:value-type="string" calcext:value-type="string">
            <text:p>memred4</text:p>
          </table:table-cell>
          <table:table-cell office:value-type="string" calcext:value-type="string">
            <text:p>memred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13" calcext:value-type="float">
            <text:p>12.113</text:p>
          </table:table-cell>
          <table:table-cell office:value-type="float" office:value="11.968" calcext:value-type="float">
            <text:p>11.968</text:p>
          </table:table-cell>
          <table:table-cell office:value-type="float" office:value="12.217" calcext:value-type="float">
            <text:p>12.217</text:p>
          </table:table-cell>
          <table:table-cell office:value-type="float" office:value="12.425" calcext:value-type="float">
            <text:p>12.425</text:p>
          </table:table-cell>
          <table:table-cell office:value-type="float" office:value="12.264" calcext:value-type="float">
            <text:p>12.264</text:p>
          </table:table-cell>
          <table:table-cell office:value-type="float" office:value="11.759" calcext:value-type="float">
            <text:p>11.759</text:p>
          </table:table-cell>
          <table:table-cell office:value-type="float" office:value="12.06" calcext:value-type="float">
            <text:p>12.06</text:p>
          </table:table-cell>
          <table:table-cell office:value-type="float" office:value="11.53" calcext:value-type="float">
            <text:p>11.53</text:p>
          </table:table-cell>
          <table:table-cell office:value-type="float" office:value="11.783" calcext:value-type="float">
            <text:p>11.783</text:p>
          </table:table-cell>
          <table:table-cell office:value-type="float" office:value="11.55" calcext:value-type="float">
            <text:p>11.55</text:p>
          </table:table-cell>
          <table:table-cell office:value-type="float" office:value="11.792" calcext:value-type="float">
            <text:p>11.792</text:p>
          </table:table-cell>
          <table:table-cell office:value-type="float" office:value="12.028" calcext:value-type="float">
            <text:p>12.028</text:p>
          </table:table-cell>
          <table:table-cell office:value-type="float" office:value="11.532" calcext:value-type="float">
            <text:p>11.532</text:p>
          </table:table-cell>
          <table:table-cell office:value-type="float" office:value="11.786" calcext:value-type="float">
            <text:p>11.786</text:p>
          </table:table-cell>
          <table:table-cell office:value-type="float" office:value="12.017" calcext:value-type="float">
            <text:p>12.017</text:p>
          </table:table-cell>
          <table:table-cell office:value-type="float" office:value="18.267" calcext:value-type="float">
            <text:p>18.267</text:p>
          </table:table-cell>
          <table:table-cell office:value-type="float" office:value="18.286" calcext:value-type="float">
            <text:p>18.286</text:p>
          </table:table-cell>
          <table:table-cell office:value-type="float" office:value="18.687" calcext:value-type="float">
            <text:p>18.687</text:p>
          </table:table-cell>
          <table:table-cell office:value-type="float" office:value="18.27" calcext:value-type="float">
            <text:p>18.27</text:p>
          </table:table-cell>
          <table:table-cell office:value-type="float" office:value="18.208" calcext:value-type="float">
            <text:p>18.208</text:p>
          </table:table-cell>
          <table:table-cell office:value-type="float" office:value="18.204" calcext:value-type="float">
            <text:p>18.204</text:p>
          </table:table-cell>
          <table:table-cell office:value-type="float" office:value="18.1" calcext:value-type="float">
            <text:p>18.1</text:p>
          </table:table-cell>
          <table:table-cell office:value-type="float" office:value="18.273" calcext:value-type="float">
            <text:p>18.273</text:p>
          </table:table-cell>
          <table:table-cell office:value-type="float" office:value="18.327" calcext:value-type="float">
            <text:p>18.327</text:p>
          </table:table-cell>
          <table:table-cell office:value-type="float" office:value="18.278" calcext:value-type="float">
            <text:p>18.278</text:p>
          </table:table-cell>
          <table:table-cell office:value-type="float" office:value="18.286" calcext:value-type="float">
            <text:p>18.286</text:p>
          </table:table-cell>
          <table:table-cell office:value-type="float" office:value="18.282" calcext:value-type="float">
            <text:p>18.282</text:p>
          </table:table-cell>
          <table:table-cell office:value-type="float" office:value="18.496" calcext:value-type="float">
            <text:p>18.496</text:p>
          </table:table-cell>
          <table:table-cell office:value-type="float" office:value="18.283" calcext:value-type="float">
            <text:p>18.283</text:p>
          </table:table-cell>
          <table:table-cell office:value-type="float" office:value="17.893" calcext:value-type="float">
            <text:p>17.8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24" calcext:value-type="float">
            <text:p>6.24</text:p>
          </table:table-cell>
          <table:table-cell office:value-type="float" office:value="6.23" calcext:value-type="float">
            <text:p>6.23</text:p>
          </table:table-cell>
          <table:table-cell office:value-type="float" office:value="6.289" calcext:value-type="float">
            <text:p>6.289</text:p>
          </table:table-cell>
          <table:table-cell office:value-type="float" office:value="6.303" calcext:value-type="float">
            <text:p>6.303</text:p>
          </table:table-cell>
          <table:table-cell office:value-type="float" office:value="6.286" calcext:value-type="float">
            <text:p>6.286</text:p>
          </table:table-cell>
          <table:table-cell office:value-type="float" office:value="6.004" calcext:value-type="float">
            <text:p>6.004</text:p>
          </table:table-cell>
          <table:table-cell office:value-type="float" office:value="6.468" calcext:value-type="float">
            <text:p>6.468</text:p>
          </table:table-cell>
          <table:table-cell office:value-type="float" office:value="6.027" calcext:value-type="float">
            <text:p>6.027</text:p>
          </table:table-cell>
          <table:table-cell office:value-type="float" office:value="5.972" calcext:value-type="float">
            <text:p>5.972</text:p>
          </table:table-cell>
          <table:table-cell office:value-type="float" office:value="5.909" calcext:value-type="float">
            <text:p>5.909</text:p>
          </table:table-cell>
          <table:table-cell office:value-type="float" office:value="6.064" calcext:value-type="float">
            <text:p>6.064</text:p>
          </table:table-cell>
          <table:table-cell office:value-type="float" office:value="5.981" calcext:value-type="float">
            <text:p>5.981</text:p>
          </table:table-cell>
          <table:table-cell office:value-type="float" office:value="6.061" calcext:value-type="float">
            <text:p>6.061</text:p>
          </table:table-cell>
          <table:table-cell office:value-type="float" office:value="6.02" calcext:value-type="float">
            <text:p>6.02</text:p>
          </table:table-cell>
          <table:table-cell office:value-type="float" office:value="5.999" calcext:value-type="float">
            <text:p>5.999</text:p>
          </table:table-cell>
          <table:table-cell office:value-type="float" office:value="9.934" calcext:value-type="float">
            <text:p>9.934</text:p>
          </table:table-cell>
          <table:table-cell office:value-type="float" office:value="9.55" calcext:value-type="float">
            <text:p>9.55</text:p>
          </table:table-cell>
          <table:table-cell office:value-type="float" office:value="9.526" calcext:value-type="float">
            <text:p>9.526</text:p>
          </table:table-cell>
          <table:table-cell office:value-type="float" office:value="9.55" calcext:value-type="float">
            <text:p>9.55</text:p>
          </table:table-cell>
          <table:table-cell office:value-type="float" office:value="9.569" calcext:value-type="float">
            <text:p>9.569</text:p>
          </table:table-cell>
          <table:table-cell office:value-type="float" office:value="9.56" calcext:value-type="float">
            <text:p>9.56</text:p>
          </table:table-cell>
          <table:table-cell office:value-type="float" office:value="9.733" calcext:value-type="float">
            <text:p>9.733</text:p>
          </table:table-cell>
          <table:table-cell office:value-type="float" office:value="9.522" calcext:value-type="float">
            <text:p>9.522</text:p>
          </table:table-cell>
          <table:table-cell office:value-type="float" office:value="9.928" calcext:value-type="float">
            <text:p>9.928</text:p>
          </table:table-cell>
          <table:table-cell office:value-type="float" office:value="9.51" calcext:value-type="float">
            <text:p>9.51</text:p>
          </table:table-cell>
          <table:table-cell office:value-type="float" office:value="9.829" calcext:value-type="float">
            <text:p>9.829</text:p>
          </table:table-cell>
          <table:table-cell office:value-type="float" office:value="9.523" calcext:value-type="float">
            <text:p>9.523</text:p>
          </table:table-cell>
          <table:table-cell office:value-type="float" office:value="9.733" calcext:value-type="float">
            <text:p>9.733</text:p>
          </table:table-cell>
          <table:table-cell office:value-type="float" office:value="9.628" calcext:value-type="float">
            <text:p>9.628</text:p>
          </table:table-cell>
          <table:table-cell office:value-type="float" office:value="9.569" calcext:value-type="float">
            <text:p>9.5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407" calcext:value-type="float">
            <text:p>3.407</text:p>
          </table:table-cell>
          <table:table-cell office:value-type="float" office:value="3.335" calcext:value-type="float">
            <text:p>3.335</text:p>
          </table:table-cell>
          <table:table-cell office:value-type="float" office:value="3.317" calcext:value-type="float">
            <text:p>3.317</text:p>
          </table:table-cell>
          <table:table-cell office:value-type="float" office:value="3.29" calcext:value-type="float">
            <text:p>3.29</text:p>
          </table:table-cell>
          <table:table-cell office:value-type="float" office:value="3.335" calcext:value-type="float">
            <text:p>3.335</text:p>
          </table:table-cell>
          <table:table-cell office:value-type="float" office:value="3.189" calcext:value-type="float">
            <text:p>3.189</text:p>
          </table:table-cell>
          <table:table-cell office:value-type="float" office:value="3.165" calcext:value-type="float">
            <text:p>3.165</text:p>
          </table:table-cell>
          <table:table-cell office:value-type="float" office:value="3.137" calcext:value-type="float">
            <text:p>3.137</text:p>
          </table:table-cell>
          <table:table-cell office:value-type="float" office:value="3.172" calcext:value-type="float">
            <text:p>3.172</text:p>
          </table:table-cell>
          <table:table-cell office:value-type="float" office:value="3.175" calcext:value-type="float">
            <text:p>3.175</text:p>
          </table:table-cell>
          <table:table-cell office:value-type="float" office:value="3.147" calcext:value-type="float">
            <text:p>3.147</text:p>
          </table:table-cell>
          <table:table-cell office:value-type="float" office:value="3.257" calcext:value-type="float">
            <text:p>3.257</text:p>
          </table:table-cell>
          <table:table-cell office:value-type="float" office:value="3.134" calcext:value-type="float">
            <text:p>3.134</text:p>
          </table:table-cell>
          <table:table-cell office:value-type="float" office:value="3.242" calcext:value-type="float">
            <text:p>3.242</text:p>
          </table:table-cell>
          <table:table-cell office:value-type="float" office:value="3.157" calcext:value-type="float">
            <text:p>3.157</text:p>
          </table:table-cell>
          <table:table-cell office:value-type="float" office:value="5.013" calcext:value-type="float">
            <text:p>5.013</text:p>
          </table:table-cell>
          <table:table-cell office:value-type="float" office:value="5.041" calcext:value-type="float">
            <text:p>5.041</text:p>
          </table:table-cell>
          <table:table-cell office:value-type="float" office:value="5.046" calcext:value-type="float">
            <text:p>5.046</text:p>
          </table:table-cell>
          <table:table-cell office:value-type="float" office:value="5.08" calcext:value-type="float">
            <text:p>5.08</text:p>
          </table:table-cell>
          <table:table-cell office:value-type="float" office:value="5.005" calcext:value-type="float">
            <text:p>5.005</text:p>
          </table:table-cell>
          <table:table-cell office:value-type="float" office:value="5.047" calcext:value-type="float">
            <text:p>5.047</text:p>
          </table:table-cell>
          <table:table-cell office:value-type="float" office:value="5.101" calcext:value-type="float">
            <text:p>5.101</text:p>
          </table:table-cell>
          <table:table-cell office:value-type="float" office:value="5.054" calcext:value-type="float">
            <text:p>5.054</text:p>
          </table:table-cell>
          <table:table-cell office:value-type="float" office:value="5.039" calcext:value-type="float">
            <text:p>5.039</text:p>
          </table:table-cell>
          <table:table-cell office:value-type="float" office:value="5.059" calcext:value-type="float">
            <text:p>5.059</text:p>
          </table:table-cell>
          <table:table-cell office:value-type="float" office:value="5.022" calcext:value-type="float">
            <text:p>5.022</text:p>
          </table:table-cell>
          <table:table-cell office:value-type="float" office:value="5.005" calcext:value-type="float">
            <text:p>5.005</text:p>
          </table:table-cell>
          <table:table-cell office:value-type="float" office:value="5.029" calcext:value-type="float">
            <text:p>5.029</text:p>
          </table:table-cell>
          <table:table-cell office:value-type="float" office:value="5.124" calcext:value-type="float">
            <text:p>5.124</text:p>
          </table:table-cell>
          <table:table-cell office:value-type="float" office:value="5.061" calcext:value-type="float">
            <text:p>5.0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3" calcext:value-type="float">
            <text:p>1.73</text:p>
          </table:table-cell>
          <table:table-cell office:value-type="float" office:value="1.732" calcext:value-type="float">
            <text:p>1.732</text:p>
          </table:table-cell>
          <table:table-cell office:value-type="float" office:value="1.752" calcext:value-type="float">
            <text:p>1.752</text:p>
          </table:table-cell>
          <table:table-cell office:value-type="float" office:value="1.738" calcext:value-type="float">
            <text:p>1.738</text:p>
          </table:table-cell>
          <table:table-cell office:value-type="float" office:value="1.732" calcext:value-type="float">
            <text:p>1.732</text:p>
          </table:table-cell>
          <table:table-cell office:value-type="float" office:value="1.674" calcext:value-type="float">
            <text:p>1.674</text:p>
          </table:table-cell>
          <table:table-cell office:value-type="float" office:value="1.637" calcext:value-type="float">
            <text:p>1.637</text:p>
          </table:table-cell>
          <table:table-cell office:value-type="float" office:value="1.642" calcext:value-type="float">
            <text:p>1.642</text:p>
          </table:table-cell>
          <table:table-cell office:value-type="float" office:value="1.691" calcext:value-type="float">
            <text:p>1.691</text:p>
          </table:table-cell>
          <table:table-cell office:value-type="float" office:value="1.664" calcext:value-type="float">
            <text:p>1.664</text:p>
          </table:table-cell>
          <table:table-cell office:value-type="float" office:value="1.637" calcext:value-type="float">
            <text:p>1.637</text:p>
          </table:table-cell>
          <table:table-cell office:value-type="float" office:value="1.643" calcext:value-type="float">
            <text:p>1.643</text:p>
          </table:table-cell>
          <table:table-cell table:number-columns-repeated="2" office:value-type="float" office:value="1.637" calcext:value-type="float">
            <text:p>1.637</text:p>
          </table:table-cell>
          <table:table-cell office:value-type="float" office:value="1.635" calcext:value-type="float">
            <text:p>1.635</text:p>
          </table:table-cell>
          <table:table-cell office:value-type="float" office:value="2.541" calcext:value-type="float">
            <text:p>2.541</text:p>
          </table:table-cell>
          <table:table-cell office:value-type="float" office:value="2.559" calcext:value-type="float">
            <text:p>2.559</text:p>
          </table:table-cell>
          <table:table-cell office:value-type="float" office:value="2.555" calcext:value-type="float">
            <text:p>2.555</text:p>
          </table:table-cell>
          <table:table-cell table:number-columns-repeated="2" office:value-type="float" office:value="2.561" calcext:value-type="float">
            <text:p>2.561</text:p>
          </table:table-cell>
          <table:table-cell office:value-type="float" office:value="2.555" calcext:value-type="float">
            <text:p>2.555</text:p>
          </table:table-cell>
          <table:table-cell office:value-type="float" office:value="2.557" calcext:value-type="float">
            <text:p>2.557</text:p>
          </table:table-cell>
          <table:table-cell office:value-type="float" office:value="2.555" calcext:value-type="float">
            <text:p>2.555</text:p>
          </table:table-cell>
          <table:table-cell office:value-type="float" office:value="2.558" calcext:value-type="float">
            <text:p>2.558</text:p>
          </table:table-cell>
          <table:table-cell office:value-type="float" office:value="2.559" calcext:value-type="float">
            <text:p>2.559</text:p>
          </table:table-cell>
          <table:table-cell office:value-type="float" office:value="2.557" calcext:value-type="float">
            <text:p>2.557</text:p>
          </table:table-cell>
          <table:table-cell office:value-type="float" office:value="2.558" calcext:value-type="float">
            <text:p>2.558</text:p>
          </table:table-cell>
          <table:table-cell office:value-type="float" office:value="2.56" calcext:value-type="float">
            <text:p>2.56</text:p>
          </table:table-cell>
          <table:table-cell office:value-type="float" office:value="2.562" calcext:value-type="float">
            <text:p>2.562</text:p>
          </table:table-cell>
          <table:table-cell office:value-type="float" office:value="2.557" calcext:value-type="float">
            <text:p>2.5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11" calcext:value-type="float">
            <text:p>1.511</text:p>
          </table:table-cell>
          <table:table-cell office:value-type="float" office:value="1.27" calcext:value-type="float">
            <text:p>1.27</text:p>
          </table:table-cell>
          <table:table-cell office:value-type="float" office:value="1.215" calcext:value-type="float">
            <text:p>1.215</text:p>
          </table:table-cell>
          <table:table-cell office:value-type="float" office:value="1.427" calcext:value-type="float">
            <text:p>1.427</text:p>
          </table:table-cell>
          <table:table-cell office:value-type="float" office:value="1.456" calcext:value-type="float">
            <text:p>1.456</text:p>
          </table:table-cell>
          <table:table-cell office:value-type="float" office:value="1.452" calcext:value-type="float">
            <text:p>1.452</text:p>
          </table:table-cell>
          <table:table-cell office:value-type="float" office:value="1.208" calcext:value-type="float">
            <text:p>1.208</text:p>
          </table:table-cell>
          <table:table-cell office:value-type="float" office:value="0.943" calcext:value-type="float">
            <text:p>0.943</text:p>
          </table:table-cell>
          <table:table-cell office:value-type="float" office:value="0.992" calcext:value-type="float">
            <text:p>0.992</text:p>
          </table:table-cell>
          <table:table-cell office:value-type="float" office:value="0.946" calcext:value-type="float">
            <text:p>0.946</text:p>
          </table:table-cell>
          <table:table-cell office:value-type="float" office:value="0.935" calcext:value-type="float">
            <text:p>0.935</text:p>
          </table:table-cell>
          <table:table-cell office:value-type="float" office:value="1.461" calcext:value-type="float">
            <text:p>1.461</text:p>
          </table:table-cell>
          <table:table-cell office:value-type="float" office:value="0.858" calcext:value-type="float">
            <text:p>0.858</text:p>
          </table:table-cell>
          <table:table-cell office:value-type="float" office:value="1.276" calcext:value-type="float">
            <text:p>1.276</text:p>
          </table:table-cell>
          <table:table-cell office:value-type="float" office:value="0.981" calcext:value-type="float">
            <text:p>0.981</text:p>
          </table:table-cell>
          <table:table-cell office:value-type="float" office:value="1.282" calcext:value-type="float">
            <text:p>1.282</text:p>
          </table:table-cell>
          <table:table-cell office:value-type="float" office:value="1.279" calcext:value-type="float">
            <text:p>1.279</text:p>
          </table:table-cell>
          <table:table-cell office:value-type="float" office:value="1.299" calcext:value-type="float">
            <text:p>1.299</text:p>
          </table:table-cell>
          <table:table-cell office:value-type="float" office:value="1.301" calcext:value-type="float">
            <text:p>1.301</text:p>
          </table:table-cell>
          <table:table-cell office:value-type="float" office:value="1.283" calcext:value-type="float">
            <text:p>1.283</text:p>
          </table:table-cell>
          <table:table-cell office:value-type="float" office:value="1.282" calcext:value-type="float">
            <text:p>1.282</text:p>
          </table:table-cell>
          <table:table-cell office:value-type="float" office:value="1.301" calcext:value-type="float">
            <text:p>1.301</text:p>
          </table:table-cell>
          <table:table-cell office:value-type="float" office:value="1.284" calcext:value-type="float">
            <text:p>1.284</text:p>
          </table:table-cell>
          <table:table-cell office:value-type="float" office:value="1.299" calcext:value-type="float">
            <text:p>1.299</text:p>
          </table:table-cell>
          <table:table-cell office:value-type="float" office:value="1.503" calcext:value-type="float">
            <text:p>1.503</text:p>
          </table:table-cell>
          <table:table-cell office:value-type="float" office:value="1.315" calcext:value-type="float">
            <text:p>1.315</text:p>
          </table:table-cell>
          <table:table-cell office:value-type="float" office:value="1.298" calcext:value-type="float">
            <text:p>1.298</text:p>
          </table:table-cell>
          <table:table-cell office:value-type="float" office:value="1.297" calcext:value-type="float">
            <text:p>1.297</text:p>
          </table:table-cell>
          <table:table-cell office:value-type="float" office:value="1.872" calcext:value-type="float">
            <text:p>1.872</text:p>
          </table:table-cell>
          <table:table-cell office:value-type="float" office:value="1.299" calcext:value-type="float">
            <text:p>1.2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" calcext:value-type="float">
            <text:p>0.82</text:p>
          </table:table-cell>
          <table:table-cell office:value-type="float" office:value="0.804" calcext:value-type="float">
            <text:p>0.804</text:p>
          </table:table-cell>
          <table:table-cell office:value-type="float" office:value="0.78" calcext:value-type="float">
            <text:p>0.78</text:p>
          </table:table-cell>
          <table:table-cell office:value-type="float" office:value="0.777" calcext:value-type="float">
            <text:p>0.777</text:p>
          </table:table-cell>
          <table:table-cell office:value-type="float" office:value="0.784" calcext:value-type="float">
            <text:p>0.784</text:p>
          </table:table-cell>
          <table:table-cell office:value-type="float" office:value="0.774" calcext:value-type="float">
            <text:p>0.774</text:p>
          </table:table-cell>
          <table:table-cell office:value-type="float" office:value="0.782" calcext:value-type="float">
            <text:p>0.782</text:p>
          </table:table-cell>
          <table:table-cell office:value-type="float" office:value="0.777" calcext:value-type="float">
            <text:p>0.777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4" calcext:value-type="float">
            <text:p>0.774</text:p>
          </table:table-cell>
          <table:table-cell table:number-columns-repeated="2" office:value-type="float" office:value="0.773" calcext:value-type="float">
            <text:p>0.773</text:p>
          </table:table-cell>
          <table:table-cell office:value-type="float" office:value="0.771" calcext:value-type="float">
            <text:p>0.771</text:p>
          </table:table-cell>
          <table:table-cell office:value-type="float" office:value="0.775" calcext:value-type="float">
            <text:p>0.775</text:p>
          </table:table-cell>
          <table:table-cell office:value-type="float" office:value="0.77" calcext:value-type="float">
            <text:p>0.77</text:p>
          </table:table-cell>
          <table:table-cell office:value-type="float" office:value="1.004" calcext:value-type="float">
            <text:p>1.004</text:p>
          </table:table-cell>
          <table:table-cell office:value-type="float" office:value="1.002" calcext:value-type="float">
            <text:p>1.002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2" calcext:value-type="float">
            <text:p>0.992</text:p>
          </table:table-cell>
          <table:table-cell office:value-type="float" office:value="0.986" calcext:value-type="float">
            <text:p>0.986</text:p>
          </table:table-cell>
          <table:table-cell office:value-type="float" office:value="1.007" calcext:value-type="float">
            <text:p>1.007</text:p>
          </table:table-cell>
          <table:table-cell office:value-type="float" office:value="1.002" calcext:value-type="float">
            <text:p>1.002</text:p>
          </table:table-cell>
          <table:table-cell office:value-type="float" office:value="1.006" calcext:value-type="float">
            <text:p>1.006</text:p>
          </table:table-cell>
          <table:table-cell office:value-type="float" office:value="0.994" calcext:value-type="float">
            <text:p>0.994</text:p>
          </table:table-cell>
          <table:table-cell office:value-type="float" office:value="1.002" calcext:value-type="float">
            <text:p>1.002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.998" calcext:value-type="float">
            <text:p>0.998</text:p>
          </table:table-cell>
          <table:table-cell office:value-type="float" office:value="1.002" calcext:value-type="float">
            <text:p>1.0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0.905" calcext:value-type="float">
            <text:p>0.905</text:p>
          </table:table-cell>
          <table:table-cell table:style-name="ce1" office:value-type="float" office:value="0.983" calcext:value-type="float">
            <text:p>0.983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float" office:value="0.897" calcext:value-type="float">
            <text:p>0.897</text:p>
          </table:table-cell>
          <table:table-cell table:style-name="ce1" office:value-type="float" office:value="0.889" calcext:value-type="float">
            <text:p>0.889</text:p>
          </table:table-cell>
          <table:table-cell table:style-name="ce1" office:value-type="float" office:value="0.905" calcext:value-type="float">
            <text:p>0.905</text:p>
          </table:table-cell>
          <table:table-cell table:style-name="ce1" office:value-type="float" office:value="0.983" calcext:value-type="float">
            <text:p>0.983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float" office:value="0.897" calcext:value-type="float">
            <text:p>0.897</text:p>
          </table:table-cell>
          <table:table-cell table:style-name="ce1" office:value-type="float" office:value="0.889" calcext:value-type="float">
            <text:p>0.889</text:p>
          </table:table-cell>
          <table:table-cell office:value-type="float" office:value="0.905" calcext:value-type="float">
            <text:p>0.905</text:p>
          </table:table-cell>
          <table:table-cell office:value-type="float" office:value="0.983" calcext:value-type="float">
            <text:p>0.983</text:p>
          </table:table-cell>
          <table:table-cell office:value-type="float" office:value="0.912" calcext:value-type="float">
            <text:p>0.912</text:p>
          </table:table-cell>
          <table:table-cell office:value-type="float" office:value="0.897" calcext:value-type="float">
            <text:p>0.897</text:p>
          </table:table-cell>
          <table:table-cell office:value-type="float" office:value="0.889" calcext:value-type="float">
            <text:p>0.889</text:p>
          </table:table-cell>
          <table:table-cell table:style-name="ce4" office:value-type="float" office:value="1.122" calcext:value-type="float">
            <text:p>1.122</text:p>
          </table:table-cell>
          <table:table-cell table:style-name="ce4" office:value-type="float" office:value="1.112" calcext:value-type="float">
            <text:p>1.112</text:p>
          </table:table-cell>
          <table:table-cell table:style-name="ce4" office:value-type="float" office:value="1.117" calcext:value-type="float">
            <text:p>1.117</text:p>
          </table:table-cell>
          <table:table-cell table:style-name="ce4" office:value-type="float" office:value="1.092" calcext:value-type="float">
            <text:p>1.092</text:p>
          </table:table-cell>
          <table:table-cell table:style-name="ce4" office:value-type="float" office:value="1.103" calcext:value-type="float">
            <text:p>1.103</text:p>
          </table:table-cell>
          <table:table-cell table:style-name="ce4" office:value-type="float" office:value="1.122" calcext:value-type="float">
            <text:p>1.122</text:p>
          </table:table-cell>
          <table:table-cell table:style-name="ce4" office:value-type="float" office:value="1.112" calcext:value-type="float">
            <text:p>1.112</text:p>
          </table:table-cell>
          <table:table-cell table:style-name="ce4" office:value-type="float" office:value="1.117" calcext:value-type="float">
            <text:p>1.117</text:p>
          </table:table-cell>
          <table:table-cell table:style-name="ce4" office:value-type="float" office:value="1.092" calcext:value-type="float">
            <text:p>1.092</text:p>
          </table:table-cell>
          <table:table-cell table:style-name="ce4" office:value-type="float" office:value="1.103" calcext:value-type="float">
            <text:p>1.103</text:p>
          </table:table-cell>
          <table:table-cell office:value-type="float" office:value="1.122" calcext:value-type="float">
            <text:p>1.122</text:p>
          </table:table-cell>
          <table:table-cell office:value-type="float" office:value="1.112" calcext:value-type="float">
            <text:p>1.112</text:p>
          </table:table-cell>
          <table:table-cell office:value-type="float" office:value="1.117" calcext:value-type="float">
            <text:p>1.117</text:p>
          </table:table-cell>
          <table:table-cell office:value-type="float" office:value="1.092" calcext:value-type="float">
            <text:p>1.092</text:p>
          </table:table-cell>
          <table:table-cell office:value-type="float" office:value="1.103" calcext:value-type="float">
            <text:p>1.1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float" office:value="0.948" calcext:value-type="float">
            <text:p>0.948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0.942" calcext:value-type="float">
            <text:p>0.942</text:p>
          </table:table-cell>
          <table:table-cell table:style-name="ce1" office:value-type="float" office:value="0.945" calcext:value-type="float">
            <text:p>0.945</text:p>
          </table:table-cell>
          <table:table-cell table:style-name="ce1" office:value-type="float" office:value="0.937" calcext:value-type="float">
            <text:p>0.937</text:p>
          </table:table-cell>
          <table:table-cell table:style-name="ce1" office:value-type="float" office:value="0.948" calcext:value-type="float">
            <text:p>0.948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0.942" calcext:value-type="float">
            <text:p>0.942</text:p>
          </table:table-cell>
          <table:table-cell table:style-name="ce1" office:value-type="float" office:value="0.945" calcext:value-type="float">
            <text:p>0.945</text:p>
          </table:table-cell>
          <table:table-cell table:style-name="ce1" office:value-type="float" office:value="0.937" calcext:value-type="float">
            <text:p>0.937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" calcext:value-type="float">
            <text:p>0.94</text:p>
          </table:table-cell>
          <table:table-cell office:value-type="float" office:value="0.942" calcext:value-type="float">
            <text:p>0.942</text:p>
          </table:table-cell>
          <table:table-cell office:value-type="float" office:value="0.945" calcext:value-type="float">
            <text:p>0.945</text:p>
          </table:table-cell>
          <table:table-cell office:value-type="float" office:value="0.937" calcext:value-type="float">
            <text:p>0.937</text:p>
          </table:table-cell>
          <table:table-cell table:style-name="ce4" office:value-type="float" office:value="1.12" calcext:value-type="float">
            <text:p>1.12</text:p>
          </table:table-cell>
          <table:table-cell table:style-name="ce4" office:value-type="float" office:value="1.116" calcext:value-type="float">
            <text:p>1.116</text:p>
          </table:table-cell>
          <table:table-cell table:style-name="ce4" office:value-type="float" office:value="1.104" calcext:value-type="float">
            <text:p>1.104</text:p>
          </table:table-cell>
          <table:table-cell table:style-name="ce4" office:value-type="float" office:value="1.114" calcext:value-type="float">
            <text:p>1.114</text:p>
          </table:table-cell>
          <table:table-cell table:style-name="ce4" office:value-type="float" office:value="1.109" calcext:value-type="float">
            <text:p>1.109</text:p>
          </table:table-cell>
          <table:table-cell table:style-name="ce4" office:value-type="float" office:value="1.12" calcext:value-type="float">
            <text:p>1.12</text:p>
          </table:table-cell>
          <table:table-cell table:style-name="ce4" office:value-type="float" office:value="1.116" calcext:value-type="float">
            <text:p>1.116</text:p>
          </table:table-cell>
          <table:table-cell table:style-name="ce4" office:value-type="float" office:value="1.104" calcext:value-type="float">
            <text:p>1.104</text:p>
          </table:table-cell>
          <table:table-cell table:style-name="ce4" office:value-type="float" office:value="1.114" calcext:value-type="float">
            <text:p>1.114</text:p>
          </table:table-cell>
          <table:table-cell table:style-name="ce4" office:value-type="float" office:value="1.109" calcext:value-type="float">
            <text:p>1.109</text:p>
          </table:table-cell>
          <table:table-cell office:value-type="float" office:value="1.12" calcext:value-type="float">
            <text:p>1.12</text:p>
          </table:table-cell>
          <table:table-cell office:value-type="float" office:value="1.116" calcext:value-type="float">
            <text:p>1.116</text:p>
          </table:table-cell>
          <table:table-cell office:value-type="float" office:value="1.104" calcext:value-type="float">
            <text:p>1.104</text:p>
          </table:table-cell>
          <table:table-cell office:value-type="float" office:value="1.114" calcext:value-type="float">
            <text:p>1.114</text:p>
          </table:table-cell>
          <table:table-cell office:value-type="float" office:value="1.109" calcext:value-type="float">
            <text:p>1.1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office:value-type="float" office:value="0.987" calcext:value-type="float">
            <text:p>0.987</text:p>
          </table:table-cell>
          <table:table-cell table:style-name="ce1" office:value-type="float" office:value="0.982" calcext:value-type="float">
            <text:p>0.982</text:p>
          </table:table-cell>
          <table:table-cell table:style-name="ce1" office:value-type="float" office:value="0.988" calcext:value-type="float">
            <text:p>0.988</text:p>
          </table:table-cell>
          <table:table-cell table:style-name="ce1" office:value-type="float" office:value="0.965" calcext:value-type="float">
            <text:p>0.965</text:p>
          </table:table-cell>
          <table:table-cell table:style-name="ce1" office:value-type="float" office:value="0.985" calcext:value-type="float">
            <text:p>0.985</text:p>
          </table:table-cell>
          <table:table-cell table:style-name="ce1" office:value-type="float" office:value="0.987" calcext:value-type="float">
            <text:p>0.987</text:p>
          </table:table-cell>
          <table:table-cell table:style-name="ce1" office:value-type="float" office:value="0.982" calcext:value-type="float">
            <text:p>0.982</text:p>
          </table:table-cell>
          <table:table-cell table:style-name="ce1" office:value-type="float" office:value="0.988" calcext:value-type="float">
            <text:p>0.988</text:p>
          </table:table-cell>
          <table:table-cell table:style-name="ce1" office:value-type="float" office:value="0.965" calcext:value-type="float">
            <text:p>0.965</text:p>
          </table:table-cell>
          <table:table-cell table:style-name="ce1" office:value-type="float" office:value="0.985" calcext:value-type="float">
            <text:p>0.985</text:p>
          </table:table-cell>
          <table:table-cell office:value-type="float" office:value="0.987" calcext:value-type="float">
            <text:p>0.987</text:p>
          </table:table-cell>
          <table:table-cell office:value-type="float" office:value="0.982" calcext:value-type="float">
            <text:p>0.982</text:p>
          </table:table-cell>
          <table:table-cell office:value-type="float" office:value="0.988" calcext:value-type="float">
            <text:p>0.988</text:p>
          </table:table-cell>
          <table:table-cell office:value-type="float" office:value="0.965" calcext:value-type="float">
            <text:p>0.965</text:p>
          </table:table-cell>
          <table:table-cell office:value-type="float" office:value="0.985" calcext:value-type="float">
            <text:p>0.985</text:p>
          </table:table-cell>
          <table:table-cell table:style-name="ce4" office:value-type="float" office:value="1.148" calcext:value-type="float">
            <text:p>1.148</text:p>
          </table:table-cell>
          <table:table-cell table:style-name="ce4" office:value-type="float" office:value="1.165" calcext:value-type="float">
            <text:p>1.165</text:p>
          </table:table-cell>
          <table:table-cell table:style-name="ce4" office:value-type="float" office:value="1.145" calcext:value-type="float">
            <text:p>1.145</text:p>
          </table:table-cell>
          <table:table-cell table:style-name="ce4" office:value-type="float" office:value="1.159" calcext:value-type="float">
            <text:p>1.159</text:p>
          </table:table-cell>
          <table:table-cell table:style-name="ce4" office:value-type="float" office:value="1.152" calcext:value-type="float">
            <text:p>1.152</text:p>
          </table:table-cell>
          <table:table-cell table:style-name="ce4" office:value-type="float" office:value="1.148" calcext:value-type="float">
            <text:p>1.148</text:p>
          </table:table-cell>
          <table:table-cell table:style-name="ce4" office:value-type="float" office:value="1.165" calcext:value-type="float">
            <text:p>1.165</text:p>
          </table:table-cell>
          <table:table-cell table:style-name="ce4" office:value-type="float" office:value="1.145" calcext:value-type="float">
            <text:p>1.145</text:p>
          </table:table-cell>
          <table:table-cell table:style-name="ce4" office:value-type="float" office:value="1.159" calcext:value-type="float">
            <text:p>1.159</text:p>
          </table:table-cell>
          <table:table-cell table:style-name="ce4" office:value-type="float" office:value="1.152" calcext:value-type="float">
            <text:p>1.152</text:p>
          </table:table-cell>
          <table:table-cell office:value-type="float" office:value="1.148" calcext:value-type="float">
            <text:p>1.148</text:p>
          </table:table-cell>
          <table:table-cell office:value-type="float" office:value="1.165" calcext:value-type="float">
            <text:p>1.165</text:p>
          </table:table-cell>
          <table:table-cell office:value-type="float" office:value="1.145" calcext:value-type="float">
            <text:p>1.145</text:p>
          </table:table-cell>
          <table:table-cell office:value-type="float" office:value="1.159" calcext:value-type="float">
            <text:p>1.159</text:p>
          </table:table-cell>
          <table:table-cell office:value-type="float" office:value="1.152" calcext:value-type="float">
            <text:p>1.152</text:p>
          </table:table-cell>
        </table:table-row>
        <table:table-row table:style-name="ro1" table:number-rows-repeated="6">
          <table:table-cell table:number-columns-repeated="31"/>
        </table:table-row>
        <table:table-row table:style-name="ro1">
          <table:table-cell table:formula="of:=[.A1]" office:value-type="string" office:string-value="nth" calcext:value-type="string">
            <text:p>nth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em-reduced</text:p>
          </table:table-cell>
          <table:table-cell office:value-type="string" calcext:value-type="string">
            <text:p>ref min</text:p>
          </table:table-cell>
          <table:table-cell office:value-type="string" calcext:value-type="string">
            <text:p>ref max</text:p>
          </table:table-cell>
          <table:table-cell office:value-type="string" calcext:value-type="string">
            <text:p>ref stdev</text:p>
          </table:table-cell>
          <table:table-cell office:value-type="string" calcext:value-type="string">
            <text:p>memred stdev</text:p>
          </table:table-cell>
          <table:table-cell office:value-type="string" calcext:value-type="string">
            <text:p>memred min</text:p>
          </table:table-cell>
          <table:table-cell office:value-type="string" calcext:value-type="string">
            <text:p>memred max</text:p>
          </table:table-cell>
          <table:table-cell/>
          <table:table-cell office:value-type="string" calcext:value-type="string">
            <text:p>ratio</text:p>
          </table:table-cell>
          <table:table-cell table:number-columns-repeated="20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AVERAGE([.B2:.P2])" office:value-type="float" office:value="11.9216" calcext:value-type="float">
            <text:p>11.9216</text:p>
          </table:table-cell>
          <table:table-cell table:formula="of:=AVERAGE([.Q2:.AE2])" office:value-type="float" office:value="18.276" calcext:value-type="float">
            <text:p>18.276</text:p>
          </table:table-cell>
          <table:table-cell table:formula="of:=MIN([.B2:.P2])-[.B18]" office:value-type="float" office:value="-0.391600000000002" calcext:value-type="float">
            <text:p>-0.391600000000002</text:p>
          </table:table-cell>
          <table:table-cell table:formula="of:=MAX([.B2:.P2])-[.B18]" office:value-type="float" office:value="0.503399999999999" calcext:value-type="float">
            <text:p>0.503399999999999</text:p>
          </table:table-cell>
          <table:table-cell table:formula="of:=STDEV([.B2:.P2])" office:value-type="float" office:value="0.275205325945141" calcext:value-type="float">
            <text:p>0.275205325945141</text:p>
          </table:table-cell>
          <table:table-cell table:formula="of:=STDEV([.Q2:.AE2])" office:value-type="float" office:value="0.170673037455498" calcext:value-type="float">
            <text:p>0.170673037455498</text:p>
          </table:table-cell>
          <table:table-cell table:formula="of:=MIN([.Q2:.AE2])-[.C18]" office:value-type="float" office:value="-0.383000000000003" calcext:value-type="float">
            <text:p>-0.383000000000003</text:p>
          </table:table-cell>
          <table:table-cell table:formula="of:=MAX([.Q2:.AE2])-[.C18]" office:value-type="float" office:value="0.410999999999998" calcext:value-type="float">
            <text:p>0.410999999999998</text:p>
          </table:table-cell>
          <table:table-cell/>
          <table:table-cell table:style-name="ce2" table:formula="of:=[.C18]/[.B18]" office:value-type="float" office:value="1.53301570259026" calcext:value-type="float">
            <text:p>1.53</text:p>
          </table:table-cell>
          <table:table-cell table:number-columns-repeated="20"/>
        </table:table-row>
        <table:table-row table:style-name="ro1">
          <table:table-cell table:formula="of:=[.A3]" office:value-type="float" office:value="2" calcext:value-type="float">
            <text:p>2</text:p>
          </table:table-cell>
          <table:table-cell table:formula="of:=AVERAGE([.B3:.P3])" office:value-type="float" office:value="6.12353333333333" calcext:value-type="float">
            <text:p>6.12353333333333</text:p>
          </table:table-cell>
          <table:table-cell table:formula="of:=AVERAGE([.Q3:.AE3])" office:value-type="float" office:value="9.64426666666667" calcext:value-type="float">
            <text:p>9.64426666666667</text:p>
          </table:table-cell>
          <table:table-cell table:formula="of:=MIN([.B3:.P3])-[.B19]" office:value-type="float" office:value="-0.214533333333332" calcext:value-type="float">
            <text:p>-0.214533333333332</text:p>
          </table:table-cell>
          <table:table-cell table:formula="of:=MAX([.B3:.P3])-[.B19]" office:value-type="float" office:value="0.344466666666668" calcext:value-type="float">
            <text:p>0.344466666666668</text:p>
          </table:table-cell>
          <table:table-cell table:formula="of:=STDEV([.B3:.P3])" office:value-type="float" office:value="0.163910196086004" calcext:value-type="float">
            <text:p>0.163910196086004</text:p>
          </table:table-cell>
          <table:table-cell table:formula="of:=STDEV([.Q3:.AE3])" office:value-type="float" office:value="0.149394237155381" calcext:value-type="float">
            <text:p>0.149394237155381</text:p>
          </table:table-cell>
          <table:table-cell table:formula="of:=MIN([.Q3:.AE3])-[.C19]" office:value-type="float" office:value="-0.134266666666669" calcext:value-type="float">
            <text:p>-0.134266666666669</text:p>
          </table:table-cell>
          <table:table-cell table:formula="of:=MAX([.Q3:.AE3])-[.C19]" office:value-type="float" office:value="0.289733333333331" calcext:value-type="float">
            <text:p>0.289733333333331</text:p>
          </table:table-cell>
          <table:table-cell/>
          <table:table-cell table:style-name="ce2" table:formula="of:=[.C19]/[.B19]" office:value-type="float" office:value="1.57495128085093" calcext:value-type="float">
            <text:p>1.57</text:p>
          </table:table-cell>
          <table:table-cell table:number-columns-repeated="20"/>
        </table:table-row>
        <table:table-row table:style-name="ro1">
          <table:table-cell table:formula="of:=[.A4]" office:value-type="float" office:value="4" calcext:value-type="float">
            <text:p>4</text:p>
          </table:table-cell>
          <table:table-cell table:formula="of:=AVERAGE([.B4:.P4])" office:value-type="float" office:value="3.2306" calcext:value-type="float">
            <text:p>3.2306</text:p>
          </table:table-cell>
          <table:table-cell table:formula="of:=AVERAGE([.Q4:.AE4])" office:value-type="float" office:value="5.0484" calcext:value-type="float">
            <text:p>5.0484</text:p>
          </table:table-cell>
          <table:table-cell table:formula="of:=MIN([.B4:.P4])-[.B20]" office:value-type="float" office:value="-0.0965999999999996" calcext:value-type="float">
            <text:p>-0.0966</text:p>
          </table:table-cell>
          <table:table-cell table:formula="of:=MAX([.B4:.P4])-[.B20]" office:value-type="float" office:value="0.176400000000001" calcext:value-type="float">
            <text:p>0.176400000000001</text:p>
          </table:table-cell>
          <table:table-cell table:formula="of:=STDEV([.B4:.P4])" office:value-type="float" office:value="0.0877470390220825" calcext:value-type="float">
            <text:p>0.087747039022083</text:p>
          </table:table-cell>
          <table:table-cell table:formula="of:=STDEV([.Q4:.AE4])" office:value-type="float" office:value="0.0338353154474518" calcext:value-type="float">
            <text:p>0.033835315447452</text:p>
          </table:table-cell>
          <table:table-cell table:formula="of:=MIN([.Q4:.AE4])-[.C20]" office:value-type="float" office:value="-0.0434000000000001" calcext:value-type="float">
            <text:p>-0.0434</text:p>
          </table:table-cell>
          <table:table-cell table:formula="of:=MAX([.Q4:.AE4])-[.C20]" office:value-type="float" office:value="0.0755999999999997" calcext:value-type="float">
            <text:p>0.0756</text:p>
          </table:table-cell>
          <table:table-cell/>
          <table:table-cell table:style-name="ce2" table:formula="of:=[.C20]/[.B20]" office:value-type="float" office:value="1.56268185476382" calcext:value-type="float">
            <text:p>1.56</text:p>
          </table:table-cell>
          <table:table-cell table:number-columns-repeated="20"/>
        </table:table-row>
        <table:table-row table:style-name="ro1">
          <table:table-cell table:formula="of:=[.A5]" office:value-type="float" office:value="8" calcext:value-type="float">
            <text:p>8</text:p>
          </table:table-cell>
          <table:table-cell table:formula="of:=AVERAGE([.B5:.P5])" office:value-type="float" office:value="1.67873333333333" calcext:value-type="float">
            <text:p>1.67873333333333</text:p>
          </table:table-cell>
          <table:table-cell table:formula="of:=AVERAGE([.Q5:.AE5])" office:value-type="float" office:value="2.557" calcext:value-type="float">
            <text:p>2.557</text:p>
          </table:table-cell>
          <table:table-cell table:formula="of:=MIN([.B5:.P5])-[.B21]" office:value-type="float" office:value="-0.0437333333333336" calcext:value-type="float">
            <text:p>-0.043733333333334</text:p>
          </table:table-cell>
          <table:table-cell table:formula="of:=MAX([.B5:.P5])-[.B21]" office:value-type="float" office:value="0.0732666666666664" calcext:value-type="float">
            <text:p>0.073266666666666</text:p>
          </table:table-cell>
          <table:table-cell table:formula="of:=STDEV([.B5:.P5])" office:value-type="float" office:value="0.0455748468638861" calcext:value-type="float">
            <text:p>0.045574846863886</text:p>
          </table:table-cell>
          <table:table-cell table:formula="of:=STDEV([.Q5:.AE5])" office:value-type="float" office:value="0.00495695759225644" calcext:value-type="float">
            <text:p>0.004956957592256</text:p>
          </table:table-cell>
          <table:table-cell table:formula="of:=MIN([.Q5:.AE5])-[.C21]" office:value-type="float" office:value="-0.016" calcext:value-type="float">
            <text:p>-0.016</text:p>
          </table:table-cell>
          <table:table-cell table:formula="of:=MAX([.Q5:.AE5])-[.C21]" office:value-type="float" office:value="0.00500000000000034" calcext:value-type="float">
            <text:p>0.005</text:p>
          </table:table-cell>
          <table:table-cell/>
          <table:table-cell table:style-name="ce2" table:formula="of:=[.C21]/[.B21]" office:value-type="float" office:value="1.52317223303284" calcext:value-type="float">
            <text:p>1.52</text:p>
          </table:table-cell>
          <table:table-cell table:number-columns-repeated="20"/>
        </table:table-row>
        <table:table-row table:style-name="ro1">
          <table:table-cell table:formula="of:=[.A6]" office:value-type="float" office:value="16" calcext:value-type="float">
            <text:p>16</text:p>
          </table:table-cell>
          <table:table-cell table:formula="of:=AVERAGE([.B6:.P6])" office:value-type="float" office:value="1.1954" calcext:value-type="float">
            <text:p>1.1954</text:p>
          </table:table-cell>
          <table:table-cell table:formula="of:=AVERAGE([.Q6:.AE6])" office:value-type="float" office:value="1.34626666666667" calcext:value-type="float">
            <text:p>1.34626666666667</text:p>
          </table:table-cell>
          <table:table-cell table:formula="of:=MIN([.B6:.P6])-[.B22]" office:value-type="float" office:value="-0.3374" calcext:value-type="float">
            <text:p>-0.3374</text:p>
          </table:table-cell>
          <table:table-cell table:formula="of:=MAX([.B6:.P6])-[.B22]" office:value-type="float" office:value="0.3156" calcext:value-type="float">
            <text:p>0.3156</text:p>
          </table:table-cell>
          <table:table-cell table:formula="of:=STDEV([.B6:.P6])" office:value-type="float" office:value="0.233763861315523" calcext:value-type="float">
            <text:p>0.233763861315523</text:p>
          </table:table-cell>
          <table:table-cell table:formula="of:=STDEV([.Q6:.AE6])" office:value-type="float" office:value="0.155416705604489" calcext:value-type="float">
            <text:p>0.155416705604489</text:p>
          </table:table-cell>
          <table:table-cell table:formula="of:=MIN([.Q6:.AE6])-[.C22]" office:value-type="float" office:value="-0.0672666666666666" calcext:value-type="float">
            <text:p>-0.067266666666667</text:p>
          </table:table-cell>
          <table:table-cell table:formula="of:=MAX([.Q6:.AE6])-[.C22]" office:value-type="float" office:value="0.525733333333333" calcext:value-type="float">
            <text:p>0.525733333333333</text:p>
          </table:table-cell>
          <table:table-cell/>
          <table:table-cell table:style-name="ce2" table:formula="of:=[.C22]/[.B22]" office:value-type="float" office:value="1.12620601193464" calcext:value-type="float">
            <text:p>1.13</text:p>
          </table:table-cell>
          <table:table-cell table:number-columns-repeated="20"/>
        </table:table-row>
        <table:table-row table:style-name="ro1">
          <table:table-cell table:formula="of:=[.A7]" office:value-type="float" office:value="32" calcext:value-type="float">
            <text:p>32</text:p>
          </table:table-cell>
          <table:table-cell table:formula="of:=AVERAGE([.B7:.P7])" office:value-type="float" office:value="0.7804" calcext:value-type="float">
            <text:p>0.7804</text:p>
          </table:table-cell>
          <table:table-cell table:formula="of:=AVERAGE([.Q7:.AE7])" office:value-type="float" office:value="0.997866666666667" calcext:value-type="float">
            <text:p>0.997866666666667</text:p>
          </table:table-cell>
          <table:table-cell table:formula="of:=MIN([.B7:.P7])-[.B23]" office:value-type="float" office:value="-0.0104000000000001" calcext:value-type="float">
            <text:p>-0.0104</text:p>
          </table:table-cell>
          <table:table-cell table:formula="of:=MAX([.B7:.P7])-[.B23]" office:value-type="float" office:value="0.0396" calcext:value-type="float">
            <text:p>0.0396</text:p>
          </table:table-cell>
          <table:table-cell table:formula="of:=STDEV([.B7:.P7])" office:value-type="float" office:value="0.013762267255071" calcext:value-type="float">
            <text:p>0.013762267255071</text:p>
          </table:table-cell>
          <table:table-cell table:formula="of:=STDEV([.Q7:.AE7])" office:value-type="float" office:value="0.00643502321748133" calcext:value-type="float">
            <text:p>0.006435023217481</text:p>
          </table:table-cell>
          <table:table-cell table:formula="of:=MIN([.Q7:.AE7])-[.C23]" office:value-type="float" office:value="-0.0118666666666666" calcext:value-type="float">
            <text:p>-0.011866666666667</text:p>
          </table:table-cell>
          <table:table-cell table:formula="of:=MAX([.Q7:.AE7])-[.C23]" office:value-type="float" office:value="0.00913333333333333" calcext:value-type="float">
            <text:p>0.009133333333333</text:p>
          </table:table-cell>
          <table:table-cell/>
          <table:table-cell table:style-name="ce3" table:formula="of:=[.C23]/[.B23]" office:value-type="float" office:value="1.27866051597471" calcext:value-type="float">
            <text:p>1.28</text:p>
          </table:table-cell>
          <table:table-cell table:number-columns-repeated="2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VERAGE([.B8:.P8])" office:value-type="float" office:value="0.9172" calcext:value-type="float">
            <text:p>0.9172</text:p>
          </table:table-cell>
          <table:table-cell table:formula="of:=AVERAGE([.Q8:.AE8])" office:value-type="float" office:value="1.1092" calcext:value-type="float">
            <text:p>1.1092</text:p>
          </table:table-cell>
          <table:table-cell table:formula="of:=MIN([.B8:.P8])-[.B24]" office:value-type="float" office:value="-0.0281999999999999" calcext:value-type="float">
            <text:p>-0.0282</text:p>
          </table:table-cell>
          <table:table-cell table:formula="of:=MAX([.B8:.P8])-[.B24]" office:value-type="float" office:value="0.0658000000000001" calcext:value-type="float">
            <text:p>0.0658</text:p>
          </table:table-cell>
          <table:table-cell table:formula="of:=STDEV([.B8:.P8])" office:value-type="float" office:value="0.0349759100769985" calcext:value-type="float">
            <text:p>0.034975910076999</text:p>
          </table:table-cell>
          <table:table-cell table:formula="of:=STDEV([.Q8:.AE8])" office:value-type="float" office:value="0.0110207596315836" calcext:value-type="float">
            <text:p>0.011020759631584</text:p>
          </table:table-cell>
          <table:table-cell table:formula="of:=MIN([.Q8:.AE8])-[.C24]" office:value-type="float" office:value="-0.0172000000000001" calcext:value-type="float">
            <text:p>-0.0172</text:p>
          </table:table-cell>
          <table:table-cell table:formula="of:=MAX([.Q8:.AE8])-[.C24]" office:value-type="float" office:value="0.0127999999999997" calcext:value-type="float">
            <text:p>0.0128</text:p>
          </table:table-cell>
          <table:table-cell/>
          <table:table-cell table:style-name="ce2" table:formula="of:=[.C24]/[.B24]" office:value-type="float" office:value="1.20933275185347" calcext:value-type="float">
            <text:p>1.21</text:p>
          </table:table-cell>
          <table:table-cell table:number-columns-repeated="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VERAGE([.B9:.P9])" office:value-type="float" office:value="0.9424" calcext:value-type="float">
            <text:p>0.9424</text:p>
          </table:table-cell>
          <table:table-cell table:formula="of:=AVERAGE([.Q9:.AE9])" office:value-type="float" office:value="1.1126" calcext:value-type="float">
            <text:p>1.1126</text:p>
          </table:table-cell>
          <table:table-cell table:formula="of:=MIN([.B9:.P9])-[.B25]" office:value-type="float" office:value="-0.00539999999999996" calcext:value-type="float">
            <text:p>-0.0054</text:p>
          </table:table-cell>
          <table:table-cell table:formula="of:=MAX([.B9:.P9])-[.B25]" office:value-type="float" office:value="0.00560000000000005" calcext:value-type="float">
            <text:p>0.0056</text:p>
          </table:table-cell>
          <table:table-cell table:formula="of:=STDEV([.B9:.P9])" office:value-type="float" office:value="0.00396051944645072" calcext:value-type="float">
            <text:p>0.003960519446451</text:p>
          </table:table-cell>
          <table:table-cell table:formula="of:=STDEV([.Q9:.AE9])" office:value-type="float" office:value="0.00576690062833955" calcext:value-type="float">
            <text:p>0.00576690062834</text:p>
          </table:table-cell>
          <table:table-cell table:formula="of:=MIN([.Q9:.AE9])-[.C25]" office:value-type="float" office:value="-0.00859999999999994" calcext:value-type="float">
            <text:p>-0.0086</text:p>
          </table:table-cell>
          <table:table-cell table:formula="of:=MAX([.Q9:.AE9])-[.C25]" office:value-type="float" office:value="0.00740000000000007" calcext:value-type="float">
            <text:p>0.0074</text:p>
          </table:table-cell>
          <table:table-cell/>
          <table:table-cell table:style-name="ce2" table:formula="of:=[.C25]/[.B25]" office:value-type="float" office:value="1.18060271646859" calcext:value-type="float">
            <text:p>1.18</text:p>
          </table:table-cell>
          <table:table-cell table:number-columns-repeated="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AVERAGE([.B10:.P10])" office:value-type="float" office:value="0.9814" calcext:value-type="float">
            <text:p>0.9814</text:p>
          </table:table-cell>
          <table:table-cell table:formula="of:=AVERAGE([.Q10:.AE10])" office:value-type="float" office:value="1.1538" calcext:value-type="float">
            <text:p>1.1538</text:p>
          </table:table-cell>
          <table:table-cell table:formula="of:=MIN([.B10:.P10])-[.B26]" office:value-type="float" office:value="-0.0164" calcext:value-type="float">
            <text:p>-0.0164</text:p>
          </table:table-cell>
          <table:table-cell table:formula="of:=MAX([.B10:.P10])-[.B26]" office:value-type="float" office:value="0.00660000000000005" calcext:value-type="float">
            <text:p>0.0066</text:p>
          </table:table-cell>
          <table:table-cell table:formula="of:=STDEV([.B10:.P10])" office:value-type="float" office:value="0.00874887747901737" calcext:value-type="float">
            <text:p>0.008748877479017</text:p>
          </table:table-cell>
          <table:table-cell table:formula="of:=STDEV([.Q10:.AE10])" office:value-type="float" office:value="0.00756117904638086" calcext:value-type="float">
            <text:p>0.007561179046381</text:p>
          </table:table-cell>
          <table:table-cell table:formula="of:=MIN([.Q10:.AE10])-[.C26]" office:value-type="float" office:value="-0.00879999999999992" calcext:value-type="float">
            <text:p>-0.0088</text:p>
          </table:table-cell>
          <table:table-cell table:formula="of:=MAX([.Q10:.AE10])-[.C26]" office:value-type="float" office:value="0.0112000000000001" calcext:value-type="float">
            <text:p>0.0112</text:p>
          </table:table-cell>
          <table:table-cell/>
          <table:table-cell table:style-name="ce2" table:formula="of:=[.C26]/[.B26]" office:value-type="float" office:value="1.17566741389851" calcext:value-type="float">
            <text:p>1.18</text:p>
          </table:table-cell>
          <table:table-cell table:number-columns-repeated="20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This is for the three nested loops inside velfg</text:p>
          </table:table-cell>
          <table:table-cell table:number-columns-repeated="6"/>
          <table:table-cell office:value-type="string" calcext:value-type="string">
            <text:p>Mem reduced</text:p>
          </table:table-cell>
          <table:table-cell table:number-columns-repeated="4"/>
          <table:table-cell table:number-columns-repeated="2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Experiment run for 20 iterations</text:p>
          </table:table-cell>
          <table:table-cell table:number-columns-repeated="5"/>
          <table:table-cell office:value-type="string" calcext:value-type="string">
            <text:p>W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tio</text:p>
          </table:table-cell>
          <table:table-cell/>
          <table:table-cell table:style-name="ce6" table:formula="of:=INT([.F44])&amp;&quot;GB&quot;" office:value-type="string" office:string-value="54GB" calcext:value-type="string">
            <text:p>54GB</text:p>
          </table:table-cell>
          <table:table-cell table:formula="of:=INT([.C42])&amp;&quot;GB&quot;" office:value-type="string" office:string-value="8GB" calcext:value-type="string">
            <text:p>8GB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omain size is 300x300x90</text:p>
          </table:table-cell>
          <table:table-cell table:number-columns-repeated="5"/>
          <table:table-cell office:value-type="string" calcext:value-type="string">
            <text:p>nth</text:p>
          </table:table-cell>
          <table:table-cell table:style-name="ce6" table:formula="of:=INT([.C40])&amp;&quot;GB&quot;" office:value-type="string" office:string-value="46GB" calcext:value-type="string">
            <text:p>46GB</text:p>
          </table:table-cell>
          <table:table-cell table:style-name="ce6" table:formula="of:=INT([.C41]*1024)&amp;&quot;MB&quot;" office:value-type="string" office:string-value="185MB" calcext:value-type="string">
            <text:p>185MB</text:p>
          </table:table-cell>
          <table:table-cell table:style-name="ce6" table:formula="of:=INT([.C42])&amp;&quot;GB&quot;" office:value-type="string" office:string-value="8GB" calcext:value-type="string">
            <text:p>8GB</text:p>
          </table:table-cell>
          <table:table-cell table:formula="of:=[.C40]/[.C42]" office:value-type="float" office:value="5.22448979591837" calcext:value-type="float">
            <text:p>5.22448979591837</text:p>
          </table:table-cell>
          <table:table-cell table:formula="of:=[.H30]" office:value-type="string" office:string-value="nth" calcext:value-type="string">
            <text:p>nth</text:p>
          </table:table-cell>
          <table:table-cell office:value-type="string" calcext:value-type="string">
            <text:p>Reference, array size 1.5GB, total 54GB</text:p>
          </table:table-cell>
          <table:table-cell office:value-type="string" calcext:value-type="string">
            <text:p>Mem reduced, array size 1.5GB, total 8GB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rger size is not possible with the current code because max stack limit is 1G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62.136" calcext:value-type="float">
            <text:p>262.136</text:p>
          </table:table-cell>
          <table:table-cell table:formula="of:=[.C18]/20" office:value-type="float" office:value="0.9138" calcext:value-type="float">
            <text:p>0.9138</text:p>
          </table:table-cell>
          <table:table-cell office:value-type="float" office:value="42.512" calcext:value-type="float">
            <text:p>42.512</text:p>
          </table:table-cell>
          <table:table-cell table:formula="of:=[.I31]/[.K31]" office:value-type="float" office:value="6.16616484757245" calcext:value-type="float">
            <text:p>6.16616484757245</text:p>
          </table:table-cell>
          <table:table-cell table:formula="of:=[.H31]" office:value-type="float" office:value="1" calcext:value-type="float">
            <text:p>1</text:p>
          </table:table-cell>
          <table:table-cell office:value-type="float" office:value="89.427" calcext:value-type="float">
            <text:p>89.427</text:p>
          </table:table-cell>
          <table:table-cell office:value-type="float" office:value="43.659" calcext:value-type="float">
            <text:p>43.6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ulimit -s 1000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31.977" calcext:value-type="float">
            <text:p>131.977</text:p>
          </table:table-cell>
          <table:table-cell table:formula="of:=[.C19]/20" office:value-type="float" office:value="0.482213333333333" calcext:value-type="float">
            <text:p>0.482213333333333</text:p>
          </table:table-cell>
          <table:table-cell office:value-type="float" office:value="22.238" calcext:value-type="float">
            <text:p>22.238</text:p>
          </table:table-cell>
          <table:table-cell table:formula="of:=[.I32]/[.K32]" office:value-type="float" office:value="5.93475132655814" calcext:value-type="float">
            <text:p>5.93475132655814</text:p>
          </table:table-cell>
          <table:table-cell table:formula="of:=[.H32]" office:value-type="float" office:value="2" calcext:value-type="float">
            <text:p>2</text:p>
          </table:table-cell>
          <table:table-cell office:value-type="float" office:value="45.729" calcext:value-type="float">
            <text:p>45.729</text:p>
          </table:table-cell>
          <table:table-cell office:value-type="float" office:value="22.005" calcext:value-type="float">
            <text:p>22.005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69.825" calcext:value-type="float">
            <text:p>69.825</text:p>
          </table:table-cell>
          <table:table-cell table:formula="of:=[.C20]/20" office:value-type="float" office:value="0.25242" calcext:value-type="float">
            <text:p>0.25242</text:p>
          </table:table-cell>
          <table:table-cell office:value-type="float" office:value="11.79" calcext:value-type="float">
            <text:p>11.79</text:p>
          </table:table-cell>
          <table:table-cell table:formula="of:=[.I33]/[.K33]" office:value-type="float" office:value="5.92239185750636" calcext:value-type="float">
            <text:p>5.92239185750636</text:p>
          </table:table-cell>
          <table:table-cell table:formula="of:=[.H33]" office:value-type="float" office:value="4" calcext:value-type="float">
            <text:p>4</text:p>
          </table:table-cell>
          <table:table-cell office:value-type="float" office:value="24.695" calcext:value-type="float">
            <text:p>24.695</text:p>
          </table:table-cell>
          <table:table-cell office:value-type="float" office:value="11.474" calcext:value-type="float">
            <text:p>11.474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35.974" calcext:value-type="float">
            <text:p>35.974</text:p>
          </table:table-cell>
          <table:table-cell table:formula="of:=[.C21]/20" office:value-type="float" office:value="0.12785" calcext:value-type="float">
            <text:p>0.12785</text:p>
          </table:table-cell>
          <table:table-cell office:value-type="float" office:value="6.011" calcext:value-type="float">
            <text:p>6.011</text:p>
          </table:table-cell>
          <table:table-cell table:formula="of:=[.I34]/[.K34]" office:value-type="float" office:value="5.98469472633505" calcext:value-type="float">
            <text:p>5.98469472633505</text:p>
          </table:table-cell>
          <table:table-cell table:formula="of:=[.H34]" office:value-type="float" office:value="8" calcext:value-type="float">
            <text:p>8</text:p>
          </table:table-cell>
          <table:table-cell office:value-type="float" office:value="12.724" calcext:value-type="float">
            <text:p>12.724</text:p>
          </table:table-cell>
          <table:table-cell office:value-type="float" office:value="5.958" calcext:value-type="float">
            <text:p>5.9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Even with static allocation, it would seem I can go to 600x600x90 easily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7.964" calcext:value-type="float">
            <text:p>17.964</text:p>
          </table:table-cell>
          <table:table-cell table:formula="of:=[.C22]/20" office:value-type="float" office:value="0.0673133333333333" calcext:value-type="float">
            <text:p>0.067313333333333</text:p>
          </table:table-cell>
          <table:table-cell office:value-type="float" office:value="3.081" calcext:value-type="float">
            <text:p>3.081</text:p>
          </table:table-cell>
          <table:table-cell table:formula="of:=[.I35]/[.K35]" office:value-type="float" office:value="5.83057448880234" calcext:value-type="float">
            <text:p>5.83057448880234</text:p>
          </table:table-cell>
          <table:table-cell table:formula="of:=[.H35]" office:value-type="float" office:value="16" calcext:value-type="float">
            <text:p>16</text:p>
          </table:table-cell>
          <table:table-cell office:value-type="float" office:value="6.51" calcext:value-type="float">
            <text:p>6.51</text:p>
          </table:table-cell>
          <table:table-cell office:value-type="float" office:value="3.105" calcext:value-type="float">
            <text:p>3.105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13.242" calcext:value-type="float">
            <text:p>13.242</text:p>
          </table:table-cell>
          <table:table-cell table:formula="of:=[.C23]/20" office:value-type="float" office:value="0.0498933333333333" calcext:value-type="float">
            <text:p>0.049893333333333</text:p>
          </table:table-cell>
          <table:table-cell office:value-type="float" office:value="2.464" calcext:value-type="float">
            <text:p>2.464</text:p>
          </table:table-cell>
          <table:table-cell table:formula="of:=[.I36]/[.K36]" office:value-type="float" office:value="5.37418831168831" calcext:value-type="float">
            <text:p>5.37418831168831</text:p>
          </table:table-cell>
          <table:table-cell table:formula="of:=[.H36]" office:value-type="float" office:value="32" calcext:value-type="float">
            <text:p>32</text:p>
          </table:table-cell>
          <table:table-cell office:value-type="float" office:value="5.268" calcext:value-type="float">
            <text:p>5.268</text:p>
          </table:table-cell>
          <table:table-cell office:value-type="float" office:value="2.474" calcext:value-type="float">
            <text:p>2.474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13.721" calcext:value-type="float">
            <text:p>13.721</text:p>
          </table:table-cell>
          <table:table-cell table:formula="of:=[.C24]/20" office:value-type="float" office:value="0.05546" calcext:value-type="float">
            <text:p>0.05546</text:p>
          </table:table-cell>
          <table:table-cell office:value-type="float" office:value="2.634" calcext:value-type="float">
            <text:p>2.634</text:p>
          </table:table-cell>
          <table:table-cell table:formula="of:=[.I37]/[.K37]" office:value-type="float" office:value="5.20918754745634" calcext:value-type="float">
            <text:p>5.20918754745634</text:p>
          </table:table-cell>
          <table:table-cell table:formula="of:=[.H37]" office:value-type="float" office:value="64" calcext:value-type="float">
            <text:p>64</text:p>
          </table:table-cell>
          <table:table-cell office:value-type="float" office:value="5.547" calcext:value-type="float">
            <text:p>5.547</text:p>
          </table:table-cell>
          <table:table-cell office:value-type="float" office:value="2.572" calcext:value-type="float">
            <text:p>2.5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On the gpg machine I could take 60GB in principle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13.388" calcext:value-type="float">
            <text:p>13.388</text:p>
          </table:table-cell>
          <table:table-cell table:formula="of:=[.C25]/20" office:value-type="float" office:value="0.05563" calcext:value-type="float">
            <text:p>0.05563</text:p>
          </table:table-cell>
          <table:table-cell office:value-type="float" office:value="2.495" calcext:value-type="float">
            <text:p>2.495</text:p>
          </table:table-cell>
          <table:table-cell table:formula="of:=[.I38]/[.K38]" office:value-type="float" office:value="5.36593186372746" calcext:value-type="float">
            <text:p>5.36593186372746</text:p>
          </table:table-cell>
          <table:table-cell table:formula="of:=[.H38]" office:value-type="float" office:value="128" calcext:value-type="float">
            <text:p>128</text:p>
          </table:table-cell>
          <table:table-cell office:value-type="float" office:value="5.31" calcext:value-type="float">
            <text:p>5.31</text:p>
          </table:table-cell>
          <table:table-cell office:value-type="float" office:value="2.514" calcext:value-type="float">
            <text:p>2.5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hat should be (36*150)</text:p>
          </table:table-cell>
          <table:table-cell table:number-columns-repeated="3"/>
          <table:table-cell office:value-type="string" calcext:value-type="string">
            <text:p>ref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3.342" calcext:value-type="float">
            <text:p>13.342</text:p>
          </table:table-cell>
          <table:table-cell table:formula="of:=[.C26]/20" office:value-type="float" office:value="0.05769" calcext:value-type="float">
            <text:p>0.05769</text:p>
          </table:table-cell>
          <table:table-cell office:value-type="float" office:value="2.496" calcext:value-type="float">
            <text:p>2.496</text:p>
          </table:table-cell>
          <table:table-cell table:formula="of:=[.I39]/[.K39]" office:value-type="float" office:value="5.34535256410257" calcext:value-type="float">
            <text:p>5.34535256410257</text:p>
          </table:table-cell>
          <table:table-cell table:formula="of:=[.H39]" office:value-type="float" office:value="256" calcext:value-type="float">
            <text:p>256</text:p>
          </table:table-cell>
          <table:table-cell office:value-type="float" office:value="5.37" calcext:value-type="float">
            <text:p>5.37</text:p>
          </table:table-cell>
          <table:table-cell office:value-type="float" office:value="2.479" calcext:value-type="float">
            <text:p>2.47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32*150*32*150*90*4*6/1024/1024/1024" office:value-type="float" office:value="46.3485717773438" calcext:value-type="float">
            <text:p>46.348571777343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40]*150*[.E40]*150*90*4*37/1024/1024/1024" office:value-type="float" office:value="27.9117375612259" calcext:value-type="float">
            <text:p>27.9117375612259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41]*150*[.B41]*150*90*4*6/1024/1024/1024" office:value-type="float" office:value="0.181049108505249" calcext:value-type="float">
            <text:p>0.18104910850524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E41]*150*[.E41]*150*90*4*37/1024/1024/1024" office:value-type="float" office:value="33.7732024490833" calcext:value-type="float">
            <text:p>33.773202449083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42]*150*[.B42]*150*90*4*6/1024/1024/1024" office:value-type="float" office:value="8.8714063167572" calcext:value-type="float">
            <text:p>8.871406316757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E42]*150*[.E42]*150*90*4*37/1024/1024/1024" office:value-type="float" office:value="40.1929020881653" calcext:value-type="float">
            <text:p>40.192902088165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43]*150*[.B43]*150*90*4*6/1024/1024/1024" office:value-type="float" office:value="55.4462894797325" calcext:value-type="float">
            <text:p>55.44628947973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E43]*150*[.E43]*150*90*4*37/1024/1024/1024" office:value-type="float" office:value="47.1708364784718" calcext:value-type="float">
            <text:p>47.170836478471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B44]*150*[.B44]*150*90*4*6/1024/1024/1024" office:value-type="float" office:value="58.6599111557007" calcext:value-type="float">
            <text:p>58.6599111557007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E44]*150*[.E44]*150*90*4*37/1024/1024/1024" office:value-type="float" office:value="54.7070056200027" calcext:value-type="float">
            <text:p>54.7070056200027</text:p>
          </table:table-cell>
          <table:table-cell table:formula="of:=[.F44]/37" office:value-type="float" office:value="1.47856771945953" calcext:value-type="float">
            <text:p>1.47856771945953</text:p>
          </table:table-cell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But anything larger than 32 segfaults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model name: Intel(R) Xeon(R) CPU E5-2640 v2 @ 2.00GHz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cpu MHz: 2001.372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cache size: 20480 KB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iblings: 16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cpu cores: 8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10:24:46.771466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1T15:38:41.354357226</meta:creation-date>
    <dc:date>2021-09-01T10:59:33.260639277</dc:date>
    <meta:editing-duration>PT2H49M51S</meta:editing-duration>
    <meta:editing-cycles>30</meta:editing-cycles>
    <meta:generator>LibreOffice/6.4.7.2$Linux_X86_64 LibreOffice_project/40$Build-2</meta:generator>
    <meta:document-statistic meta:table-count="1" meta:cell-count="52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2 1" chart:style-name="ch1">
        <chart:title svg:x="4.001cm" svg:y="0.316cm" chart:style-name="ch2">
          <text:p>Performance of memory-reduced code</text:p>
        </chart:title>
        <chart:subtitle svg:x="5.009cm" svg:y="1.301cm" chart:style-name="ch3">
          <text:p>For varying total allocated memory</text:p>
        </chart:subtitle>
        <chart:legend chart:legend-position="end" svg:x="13.555cm" svg:y="3.694cm" style:legend-expansion="high" chart:style-name="ch4"/>
        <chart:plot-area chart:style-name="ch5" table:cell-range-address="Sheet1.H30:Sheet1.K39" chart:data-source-has-labels="both" svg:x="1.321cm" svg:y="2.138cm" svg:width="11.914cm" svg:height="5.711cm">
          <chartooo:coordinate-region svg:x="2.249cm" svg:y="2.341cm" svg:width="10.518cm" svg:height="4.855cm"/>
          <chart:axis chart:dimension="x" chart:name="primary-x" chart:style-name="ch6" chartooo:axis-type="auto">
            <chart:title svg:x="5.94cm" svg:y="8.029cm" chart:style-name="ch7">
              <text:p>Number of threads</text:p>
            </chart:title>
            <chart:categories table:cell-range-address="Sheet1.K30:Sheet1.K39"/>
          </chart:axis>
          <chart:axis chart:dimension="y" chart:name="primary-y" chart:style-name="ch6">
            <chart:title svg:x="0.451cm" svg:y="5.569cm" chart:style-name="ch8">
              <text:p>time (s)</text:p>
            </chart:title>
            <chart:grid chart:style-name="ch9" chart:class="major"/>
          </chart:axis>
          <chart:series chart:style-name="ch10" chart:values-cell-range-address="Sheet1.I31:Sheet1.I39" chart:label-cell-address="Sheet1.I30:Sheet1.I30" chart:class="chart:scatter">
            <chart:domain table:cell-range-address="Sheet1.H31:Sheet1.H39"/>
            <chart:data-point chart:repeated="9"/>
          </chart:series>
          <chart:series chart:style-name="ch11" chart:values-cell-range-address="Sheet1.K31:Sheet1.K39" chart:label-cell-address="Sheet1.K30:Sheet1.K30" chart:class="chart:scatter">
            <chart:data-point chart:repeated="9"/>
          </chart:series>
          <chart:series chart:style-name="ch12" chart:values-cell-range-address="Sheet1.J31:Sheet1.J39" chart:label-cell-address="Sheet1.J30:Sheet1.J30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46GB</text:p>
                <draw:g>
                  <svg:desc>Sheet1.I30:Sheet1.I30</svg:desc>
                </draw:g>
              </table:table-cell>
              <table:table-cell office:value-type="string">
                <text:p>8GB</text:p>
                <draw:g>
                  <svg:desc>Sheet1.K30:Sheet1.K30</svg:desc>
                </draw:g>
              </table:table-cell>
              <table:table-cell office:value-type="string">
                <text:p>185MB</text:p>
                <draw:g>
                  <svg:desc>Sheet1.J30:Sheet1.J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GB</text:p>
                <draw:g>
                  <svg:desc>Sheet1.K30:Sheet1.K39</svg:desc>
                </draw:g>
              </table:table-cell>
              <table:table-cell office:value-type="float" office:value="1">
                <text:p>1</text:p>
                <draw:g>
                  <svg:desc>Sheet1.H31:Sheet1.H39</svg:desc>
                </draw:g>
              </table:table-cell>
              <table:table-cell office:value-type="float" office:value="262.136">
                <text:p>262.136</text:p>
                <draw:g>
                  <svg:desc>Sheet1.I31:Sheet1.I39</svg:desc>
                </draw:g>
              </table:table-cell>
              <table:table-cell office:value-type="float" office:value="42.512">
                <text:p>42.512</text:p>
                <draw:g>
                  <svg:desc>Sheet1.K31:Sheet1.K39</svg:desc>
                </draw:g>
              </table:table-cell>
              <table:table-cell office:value-type="float" office:value="0.9138">
                <text:p>0.9138</text:p>
                <draw:g>
                  <svg:desc>Sheet1.J31:Sheet1.J39</svg:desc>
                </draw:g>
              </table:table-cell>
            </table:table-row>
            <table:table-row>
              <table:table-cell office:value-type="float" office:value="42.512">
                <text:p>42.512</text:p>
              </table:table-cell>
              <table:table-cell office:value-type="float" office:value="2">
                <text:p>2</text:p>
              </table:table-cell>
              <table:table-cell office:value-type="float" office:value="131.977">
                <text:p>131.977</text:p>
              </table:table-cell>
              <table:table-cell office:value-type="float" office:value="22.238">
                <text:p>22.238</text:p>
              </table:table-cell>
              <table:table-cell office:value-type="float" office:value="0.482213333333333">
                <text:p>0.482213333333333</text:p>
              </table:table-cell>
            </table:table-row>
            <table:table-row>
              <table:table-cell office:value-type="float" office:value="22.238">
                <text:p>22.238</text:p>
              </table:table-cell>
              <table:table-cell office:value-type="float" office:value="4">
                <text:p>4</text:p>
              </table:table-cell>
              <table:table-cell office:value-type="float" office:value="69.825">
                <text:p>69.825</text:p>
              </table:table-cell>
              <table:table-cell office:value-type="float" office:value="11.79">
                <text:p>11.79</text:p>
              </table:table-cell>
              <table:table-cell office:value-type="float" office:value="0.25242">
                <text:p>0.25242</text:p>
              </table:table-cell>
            </table:table-row>
            <table:table-row>
              <table:table-cell office:value-type="float" office:value="11.79">
                <text:p>11.79</text:p>
              </table:table-cell>
              <table:table-cell office:value-type="float" office:value="8">
                <text:p>8</text:p>
              </table:table-cell>
              <table:table-cell office:value-type="float" office:value="35.974">
                <text:p>35.974</text:p>
              </table:table-cell>
              <table:table-cell office:value-type="float" office:value="6.011">
                <text:p>6.011</text:p>
              </table:table-cell>
              <table:table-cell office:value-type="float" office:value="0.12785">
                <text:p>0.12785</text:p>
              </table:table-cell>
            </table:table-row>
            <table:table-row>
              <table:table-cell office:value-type="float" office:value="6.011">
                <text:p>6.011</text:p>
              </table:table-cell>
              <table:table-cell office:value-type="float" office:value="16">
                <text:p>16</text:p>
              </table:table-cell>
              <table:table-cell office:value-type="float" office:value="17.964">
                <text:p>17.964</text:p>
              </table:table-cell>
              <table:table-cell office:value-type="float" office:value="3.081">
                <text:p>3.081</text:p>
              </table:table-cell>
              <table:table-cell office:value-type="float" office:value="0.0673133333333333">
                <text:p>0.0673133333333333</text:p>
              </table:table-cell>
            </table:table-row>
            <table:table-row>
              <table:table-cell office:value-type="float" office:value="3.081">
                <text:p>3.081</text:p>
              </table:table-cell>
              <table:table-cell office:value-type="float" office:value="32">
                <text:p>32</text:p>
              </table:table-cell>
              <table:table-cell office:value-type="float" office:value="13.242">
                <text:p>13.242</text:p>
              </table:table-cell>
              <table:table-cell office:value-type="float" office:value="2.464">
                <text:p>2.464</text:p>
              </table:table-cell>
              <table:table-cell office:value-type="float" office:value="0.0498933333333333">
                <text:p>0.0498933333333333</text:p>
              </table:table-cell>
            </table:table-row>
            <table:table-row>
              <table:table-cell office:value-type="float" office:value="2.464">
                <text:p>2.464</text:p>
              </table:table-cell>
              <table:table-cell office:value-type="float" office:value="64">
                <text:p>64</text:p>
              </table:table-cell>
              <table:table-cell office:value-type="float" office:value="13.721">
                <text:p>13.721</text:p>
              </table:table-cell>
              <table:table-cell office:value-type="float" office:value="2.634">
                <text:p>2.634</text:p>
              </table:table-cell>
              <table:table-cell office:value-type="float" office:value="0.05546">
                <text:p>0.05546</text:p>
              </table:table-cell>
            </table:table-row>
            <table:table-row>
              <table:table-cell office:value-type="float" office:value="2.634">
                <text:p>2.634</text:p>
              </table:table-cell>
              <table:table-cell office:value-type="float" office:value="128">
                <text:p>128</text:p>
              </table:table-cell>
              <table:table-cell office:value-type="float" office:value="13.388">
                <text:p>13.388</text:p>
              </table:table-cell>
              <table:table-cell office:value-type="float" office:value="2.495">
                <text:p>2.495</text:p>
              </table:table-cell>
              <table:table-cell office:value-type="float" office:value="0.05563">
                <text:p>0.05563</text:p>
              </table:table-cell>
            </table:table-row>
            <table:table-row>
              <table:table-cell office:value-type="float" office:value="2.495">
                <text:p>2.495</text:p>
              </table:table-cell>
              <table:table-cell office:value-type="float" office:value="256">
                <text:p>256</text:p>
              </table:table-cell>
              <table:table-cell office:value-type="float" office:value="13.342">
                <text:p>13.342</text:p>
              </table:table-cell>
              <table:table-cell office:value-type="float" office:value="2.496">
                <text:p>2.496</text:p>
              </table:table-cell>
              <table:table-cell office:value-type="float" office:value="0.05769">
                <text:p>0.057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 chart:error-category="cell-range"/>
    </style:style>
    <style:style style:name="ch6" style:family="chart" style:data-style-name="N0">
      <style:chart-properties chart:display-label="true" chart:tick-marks-minor-inner="false" chart:tick-marks-minor-outer="true" chart:logarithmic="true" chart:minimum="1" chart:maximum="25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tick-marks-minor-inner="false" chart:tick-marks-minor-outer="true" chart:logarithmic="tru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 chart:error-category="cell-range" chart:error-upper-range="Sheet1.E17:Sheet1.E23" chart:error-lower-range="Sheet1.D17:Sheet1.D23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17:Sheet1.E23" chart:error-lower-range="Sheet1.D17:Sheet1.D23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one" chart:link-data-style-to-source="true" chart:error-category="cell-range" chart:error-upper-range="Sheet1.I17:Sheet1.I23" chart:error-lower-range="Sheet1.H17:Sheet1.H23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I17:Sheet1.I23" chart:error-lower-range="Sheet1.H17:Sheet1.H23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17cm" svg:height="11.641cm" xlink:href=".." xlink:type="simple" chart:class="chart:scatter" chart:style-name="ch1">
        <chart:title svg:x="2.086cm" svg:y="0.368cm" chart:style-name="ch2">
          <text:p>Performance of memory-reduced code</text:p>
        </chart:title>
        <chart:subtitle svg:x="4.279cm" svg:y="1.405cm" chart:style-name="ch3">
          <text:p>Small arrays (31MB)</text:p>
        </chart:subtitle>
        <chart:legend chart:legend-position="end" svg:x="7.134cm" svg:y="3.34cm" style:legend-expansion="custom" chartooo:width="3.632cm" chartooo:height="1.981cm" style:legend-expansion-aspect-ratio="1.8334174659263" chart:style-name="ch4"/>
        <chart:plot-area chart:style-name="ch5" table:cell-range-address="Sheet1.A18:Sheet1.C26 Sheet1.B17:Sheet1.C17" chart:data-source-has-labels="row" svg:x="0.828cm" svg:y="2.74cm" svg:width="10.418cm" svg:height="7.218cm">
          <chartooo:coordinate-region svg:x="1.566cm" svg:y="2.942cm" svg:width="9.68cm" svg:height="6.363cm"/>
          <chart:axis chart:dimension="x" chart:name="primary-x" chart:style-name="ch6">
            <chart:title svg:x="4.699cm" svg:y="10.19cm" chart:style-name="ch7">
              <text:p>Number of threads</text:p>
            </chart:title>
          </chart:axis>
          <chart:axis chart:dimension="y" chart:name="primary-y" chart:style-name="ch8">
            <chart:title svg:x="0.035cm" svg:y="6.925cm" chart:style-name="ch9">
              <text:p>time (s)</text:p>
            </chart:title>
            <chart:grid chart:style-name="ch10" chart:class="major"/>
          </chart:axis>
          <chart:series chart:style-name="ch11" chart:values-cell-range-address="Sheet1.B18:Sheet1.B26" chart:label-cell-address="Sheet1.B17:Sheet1.B17" chart:class="chart:scatter">
            <chart:domain table:cell-range-address="Sheet1.A18:Sheet1.A26"/>
            <chart:error-indicator chart:style-name="ch12" chart:dimension="y"/>
            <chart:data-point chart:repeated="9"/>
          </chart:series>
          <chart:series chart:style-name="ch13" chart:values-cell-range-address="Sheet1.C18:Sheet1.C26" chart:label-cell-address="Sheet1.C17:Sheet1.C17" chart:class="chart:scatter">
            <chart:error-indicator chart:style-name="ch14" chart:dimension="y"/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erence</text:p>
                <draw:g>
                  <svg:desc>Sheet1.B17:Sheet1.B17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mem-reduced</text:p>
                <draw:g>
                  <svg:desc>Sheet1.C17:Sheet1.C17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8:Sheet1.A26</svg:desc>
                </draw:g>
              </table:table-cell>
              <table:table-cell office:value-type="float" office:value="11.9216">
                <text:p>11.9216</text:p>
                <draw:g>
                  <svg:desc>Sheet1.B18:Sheet1.B26</svg:desc>
                </draw:g>
              </table:table-cell>
              <table:table-cell office:value-type="float" office:value="NaN">
                <text:p>NaN</text:p>
                <draw:g>
                  <svg:desc>Sheet1.E17:Sheet1.E23</svg:desc>
                </draw:g>
              </table:table-cell>
              <table:table-cell office:value-type="float" office:value="NaN">
                <text:p>NaN</text:p>
                <draw:g>
                  <svg:desc>Sheet1.D17:Sheet1.D23</svg:desc>
                </draw:g>
              </table:table-cell>
              <table:table-cell office:value-type="float" office:value="18.276">
                <text:p>18.276</text:p>
                <draw:g>
                  <svg:desc>Sheet1.C18:Sheet1.C26</svg:desc>
                </draw:g>
              </table:table-cell>
              <table:table-cell office:value-type="float" office:value="NaN">
                <text:p>NaN</text:p>
                <draw:g>
                  <svg:desc>Sheet1.I17:Sheet1.I23</svg:desc>
                </draw:g>
              </table:table-cell>
              <table:table-cell office:value-type="float" office:value="NaN">
                <text:p>NaN</text:p>
                <draw:g>
                  <svg:desc>Sheet1.H17:Sheet1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2353333333333">
                <text:p>6.12353333333333</text:p>
              </table:table-cell>
              <table:table-cell office:value-type="float" office:value="0.503399999999999">
                <text:p>0.503399999999999</text:p>
              </table:table-cell>
              <table:table-cell office:value-type="float" office:value="-0.391600000000002">
                <text:p>-0.391600000000002</text:p>
              </table:table-cell>
              <table:table-cell office:value-type="float" office:value="9.64426666666667">
                <text:p>9.64426666666667</text:p>
              </table:table-cell>
              <table:table-cell office:value-type="float" office:value="0.410999999999998">
                <text:p>0.410999999999998</text:p>
              </table:table-cell>
              <table:table-cell office:value-type="float" office:value="-0.383000000000003">
                <text:p>-0.38300000000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2306">
                <text:p>3.2306</text:p>
              </table:table-cell>
              <table:table-cell office:value-type="float" office:value="0.344466666666668">
                <text:p>0.344466666666668</text:p>
              </table:table-cell>
              <table:table-cell office:value-type="float" office:value="-0.214533333333332">
                <text:p>-0.214533333333332</text:p>
              </table:table-cell>
              <table:table-cell office:value-type="float" office:value="5.0484">
                <text:p>5.0484</text:p>
              </table:table-cell>
              <table:table-cell office:value-type="float" office:value="0.289733333333331">
                <text:p>0.289733333333331</text:p>
              </table:table-cell>
              <table:table-cell office:value-type="float" office:value="-0.134266666666669">
                <text:p>-0.1342666666666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67873333333333">
                <text:p>1.67873333333333</text:p>
              </table:table-cell>
              <table:table-cell office:value-type="float" office:value="0.176400000000001">
                <text:p>0.176400000000001</text:p>
              </table:table-cell>
              <table:table-cell office:value-type="float" office:value="-0.0965999999999996">
                <text:p>-0.0965999999999996</text:p>
              </table:table-cell>
              <table:table-cell office:value-type="float" office:value="2.557">
                <text:p>2.557</text:p>
              </table:table-cell>
              <table:table-cell office:value-type="float" office:value="0.0755999999999997">
                <text:p>0.0755999999999997</text:p>
              </table:table-cell>
              <table:table-cell office:value-type="float" office:value="-0.0434000000000001">
                <text:p>-0.0434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1954">
                <text:p>1.1954</text:p>
              </table:table-cell>
              <table:table-cell office:value-type="float" office:value="0.0732666666666664">
                <text:p>0.0732666666666664</text:p>
              </table:table-cell>
              <table:table-cell office:value-type="float" office:value="-0.0437333333333336">
                <text:p>-0.0437333333333336</text:p>
              </table:table-cell>
              <table:table-cell office:value-type="float" office:value="1.34626666666667">
                <text:p>1.34626666666667</text:p>
              </table:table-cell>
              <table:table-cell office:value-type="float" office:value="0.00500000000000034">
                <text:p>0.00500000000000034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7804">
                <text:p>0.7804</text:p>
              </table:table-cell>
              <table:table-cell office:value-type="float" office:value="0.3156">
                <text:p>0.3156</text:p>
              </table:table-cell>
              <table:table-cell office:value-type="float" office:value="-0.3374">
                <text:p>-0.3374</text:p>
              </table:table-cell>
              <table:table-cell office:value-type="float" office:value="0.997866666666667">
                <text:p>0.997866666666667</text:p>
              </table:table-cell>
              <table:table-cell office:value-type="float" office:value="0.525733333333333">
                <text:p>0.525733333333333</text:p>
              </table:table-cell>
              <table:table-cell office:value-type="float" office:value="-0.0672666666666666">
                <text:p>-0.06726666666666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9172">
                <text:p>0.9172</text:p>
              </table:table-cell>
              <table:table-cell office:value-type="float" office:value="0.0396">
                <text:p>0.0396</text:p>
              </table:table-cell>
              <table:table-cell office:value-type="float" office:value="-0.0104000000000001">
                <text:p>-0.0104000000000001</text:p>
              </table:table-cell>
              <table:table-cell office:value-type="float" office:value="1.1092">
                <text:p>1.1092</text:p>
              </table:table-cell>
              <table:table-cell office:value-type="float" office:value="0.00913333333333333">
                <text:p>0.00913333333333333</text:p>
              </table:table-cell>
              <table:table-cell office:value-type="float" office:value="-0.0118666666666666">
                <text:p>-0.0118666666666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9424">
                <text:p>0.9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26">
                <text:p>1.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9814">
                <text:p>0.9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38">
                <text:p>1.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322cm" svg:height="10.716cm" xlink:href=".." xlink:type="simple" chart:class="chart:scatter" chart:style-name="ch1">
        <chart:title svg:x="3.162cm" svg:y="0.35cm" chart:style-name="ch2">
          <text:p>Performance of memory-reduced code</text:p>
        </chart:title>
        <chart:subtitle svg:x="5.302cm" svg:y="1.369cm" chart:style-name="ch3">
          <text:p>Large arrays (1.5GB)</text:p>
        </chart:subtitle>
        <chart:legend chart:legend-position="end" svg:x="7.44cm" svg:y="2.465cm" style:legend-expansion="custom" chartooo:width="5.165cm" chartooo:height="2.278cm" style:legend-expansion-aspect-ratio="2.26733977172959" chart:style-name="ch4"/>
        <chart:plot-area chart:style-name="ch5" table:cell-range-address="Sheet1.M30:Sheet1.O39" chart:data-source-has-labels="row" svg:x="0.199cm" svg:y="1.745cm" svg:width="13.606cm" svg:height="8.627cm">
          <chartooo:coordinate-region svg:x="1.022cm" svg:y="1.947cm" svg:width="12.401cm" svg:height="7.772cm"/>
          <chart:axis chart:dimension="x" chart:name="primary-x" chart:style-name="ch6">
            <chart:title svg:x="5.664cm" svg:y="10.166cm" chart:style-name="ch7">
              <text:p>Number of threads</text:p>
            </chart:title>
          </chart:axis>
          <chart:axis chart:dimension="y" chart:name="primary-y" chart:style-name="ch6">
            <chart:title svg:x="0cm" svg:y="6.634cm" chart:style-name="ch8">
              <text:p>time (s)</text:p>
            </chart:title>
            <chart:grid chart:style-name="ch9" chart:class="major"/>
          </chart:axis>
          <chart:series chart:style-name="ch10" chart:values-cell-range-address="Sheet1.N31:Sheet1.N39" chart:label-cell-address="Sheet1.N30:Sheet1.N30" chart:class="chart:scatter">
            <chart:domain table:cell-range-address="Sheet1.M31:Sheet1.M39"/>
            <chart:data-point chart:repeated="9"/>
          </chart:series>
          <chart:series chart:style-name="ch11" chart:values-cell-range-address="Sheet1.O31:Sheet1.O39" chart:label-cell-address="Sheet1.O30:Sheet1.O30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Reference, array size 1.5GB, total 54GB</text:p>
                <draw:g>
                  <svg:desc>Sheet1.N30:Sheet1.N30</svg:desc>
                </draw:g>
              </table:table-cell>
              <table:table-cell office:value-type="string">
                <text:p>Mem reduced, array size 1.5GB, total 8GB</text:p>
                <draw:g>
                  <svg:desc>Sheet1.O30:Sheet1.O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M31:Sheet1.M39</svg:desc>
                </draw:g>
              </table:table-cell>
              <table:table-cell office:value-type="float" office:value="89.427">
                <text:p>89.427</text:p>
                <draw:g>
                  <svg:desc>Sheet1.N31:Sheet1.N39</svg:desc>
                </draw:g>
              </table:table-cell>
              <table:table-cell office:value-type="float" office:value="43.659">
                <text:p>43.659</text:p>
                <draw:g>
                  <svg:desc>Sheet1.O31:Sheet1.O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5.729">
                <text:p>45.729</text:p>
              </table:table-cell>
              <table:table-cell office:value-type="float" office:value="22.005">
                <text:p>22.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4.695">
                <text:p>24.695</text:p>
              </table:table-cell>
              <table:table-cell office:value-type="float" office:value="11.474">
                <text:p>11.4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.724">
                <text:p>12.724</text:p>
              </table:table-cell>
              <table:table-cell office:value-type="float" office:value="5.958">
                <text:p>5.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.51">
                <text:p>6.51</text:p>
              </table:table-cell>
              <table:table-cell office:value-type="float" office:value="3.105">
                <text:p>3.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.268">
                <text:p>5.268</text:p>
              </table:table-cell>
              <table:table-cell office:value-type="float" office:value="2.474">
                <text:p>2.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5.547">
                <text:p>5.547</text:p>
              </table:table-cell>
              <table:table-cell office:value-type="float" office:value="2.572">
                <text:p>2.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5.31">
                <text:p>5.31</text:p>
              </table:table-cell>
              <table:table-cell office:value-type="float" office:value="2.514">
                <text:p>2.5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5.37">
                <text:p>5.37</text:p>
              </table:table-cell>
              <table:table-cell office:value-type="float" office:value="2.479">
                <text:p>2.4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